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2-26_07-45-40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26_02-27-37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2-25_12-14-41_000.jpg</text:p>
          </table:table-cell>
          <table:table-cell table:style-name="ce26" office:value-type="string">
            <text:p>:m #*# / memo:other(m:other) / topic=習字, about=~,other=~,id=~,content=歯;銀;溝;亀;宝r;陸;奥;国;巻;警;察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~,other=~,id=~,content=歯;銀;溝;亀;宝r;陸;奥;国;巻;警;察;">
            <text:p>:m #*# / memo:other(m:other) / topic=習字, about=~,other=~,id=~,content=歯;銀;溝;亀;宝r;陸;奥;国;巻;警;察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2-25_12-29-58_000.jpg</text:p>
          </table:table-cell>
          <table:table-cell table:style-name="ce26" office:value-type="string">
            <text:p>:m #*# / memo:other(m:other) / topic=習字, about=稽古,other=N+,id=~,content=地r;響r;宝r;永r;夜r;震r;福r;島r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/ memo:other(m:other) / topic=習字, about=稽古,other=N+,id=~,content=地r;響r;宝r;永r;夜r;震r;福r;島r;">
            <text:p>:m #*# / memo:other(m:other) / topic=習字, about=稽古,other=N+,id=~,content=地r;響r;宝r;永r;夜r;震r;福r;島r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2-25_14-23-4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2-12-25_21-41-1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2-26_10-02-31_000.jpg</text:p>
          </table:table-cell>
          <table:table-cell table:style-name="ce26" office:value-type="string">
            <text:p>:PHOTO 記録 / 文書　/ occasion=おせち：調理 / for=煮しめ：具材：入れるものリスト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文書　/ occasion=おせち：調理 / for=煮しめ：具材：入れるものリスト / doc=~,other=~">
            <text:p>:PHOTO 記録 / 文書　/ occasion=おせち：調理 / for=煮しめ：具材：入れるものリスト / doc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2-12-26_07-52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2-25_11-15-29_000.jpg</text:p>
          </table:table-cell>
          <table:table-cell table:style-name="ce26" office:value-type="string">
            <text:p>:m #*# RES / free / res-id=IPDY / theme=地理：「北松浦郡」 / genre=~,content=九州：北西部：松浦市：伊万里市唐津市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RES / free / res-id=IPDY / theme=地理：「北松浦郡」 / genre=~,content=九州：北西部：松浦市：伊万里市唐津市 / session-number=~ / doc=~,other=~">
            <text:p>:m #*# RES / free / res-id=IPDY / theme=地理：「北松浦郡」 / genre=~,content=九州：北西部：松浦市：伊万里市唐津市 / session-number=~ / doc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25_15-52-23_000.jpg</text:p>
          </table:table-cell>
          <table:table-cell table:style-name="ce26" office:value-type="string">
            <text:p>:m #*# RES / free# S87DP9 記事読み / id=3EKW(browser=yan) / media=sp.ch / theme=白ロシア：ロシアへ：輸出：金額,content=~,other=~ ||| :m #*# RES / free / res-id=IXNW / theme=韓国：輸出：金額：対GDP / genre=~,content=~ / session-number=~ / doc=~,other=odkrycie+:日本の数字の、2.65倍;日本：17.5%(AD.2021)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# S87DP9 記事読み / id=3EKW(browser=yan) / media=sp.ch / theme=白ロシア：ロシアへ：輸出：金額,content=~,other=~ ||| :m #*# RES / free / res-id=IXNW / theme=韓国：輸出：金額：対GDP / genre=~,content=~ / session-number=~ / doc=~,other=odkrycie+:日本の数字の、2.65倍;日本：17.5%(AD.2021)">
            <text:p>:m #*# RES / free# S87DP9 記事読み / id=3EKW(browser=yan) / media=sp.ch / theme=白ロシア：ロシアへ：輸出：金額,content=~,other=~ ||| :m #*# RES / free / res-id=IXNW / theme=韓国：輸出：金額：対GDP / genre=~,content=~ / session-number=~ / doc=~,other=odkrycie+:日本の数字の、2.65倍;日本：17.5%(AD.2021)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2-12-25_17-25-12_000.jpg</text:p>
          </table:table-cell>
          <table:table-cell table:style-name="ce26" office:value-type="string">
            <text:p>:m RES 1*2 / free# JVEMV6 83#_68:1 / 83. chemistry / topics=『読み物　物理化学』,w=,s=~,i=~,other=q+:陽子：引力に引かれる：t秒後の速度は？__解答候補+,next=,doc=r-1-1~1.2:f-15.1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RES 1*2 / free# JVEMV6 83#_68:1 / 83. chemistry / topics=『読み物　物理化学』,w=,s=~,i=~,other=q+:陽子：引力に引かれる：t秒後の速度は？__解答候補+,next=,doc=r-1-1~1.2:f-15.1">
            <text:p>:m RES 1*2 / free# JVEMV6 83#_68:1 / 83. chemistry / topics=『読み物　物理化学』,w=,s=~,i=~,other=q+:陽子：引力に引かれる：t秒後の速度は？__解答候補+,next=,doc=r-1-1~1.2:f-15.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25_17-25-39_000.jpg</text:p>
          </table:table-cell>
          <table:table-cell table:style-name="ce26" office:value-type="string">
            <text:p>:m RES 2*2 / free# JVEMV6 83#_68:1 / 83. chemistry / topics=『読み物　物理化学』,w=,s=~,i=~,other=q+:ヘリウム原子：全質量を、エネルギーに変換すると--&gt;0.6[pico_joule],next=,doc=r-1-1~1.2:f-15.2#L.1-4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RES 2*2 / free# JVEMV6 83#_68:1 / 83. chemistry / topics=『読み物　物理化学』,w=,s=~,i=~,other=q+:ヘリウム原子：全質量を、エネルギーに変換すると--&gt;0.6[pico_joule],next=,doc=r-1-1~1.2:f-15.2#L.1-4">
            <text:p>:m RES 2*2 / free# JVEMV6 83#_68:1 / 83. chemistry / topics=『読み物　物理化学』,w=,s=~,i=~,other=q+:ヘリウム原子：全質量を、エネルギーに変換すると--&gt;0.6[pico_joule],next=,doc=r-1-1~1.2:f-15.2#L.1-4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12-25_19-04-16_000.jpg</text:p>
          </table:table-cell>
          <table:table-cell table:style-name="ce26" office:value-type="string">
            <text:p>:m :篠笛,shinobue #*# / session-memo:session-1 / 1#1 / p.1-&lt;1&gt;:genre=melody:main,session=hour-~,musescore=~ ||| p.1-&lt;2&gt;:genre=melody:fragment;continue-from:page-1,session=hour-~,musescore=~ \\\ p.2-&lt;1&gt;:genre=melody:coda,session=hour-~,other=term:うなり；記号：うなり,musesco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:篠笛,shinobue #*# / session-memo:session-1 / 1#1 / p.1-&lt;1&gt;:genre=melody:main,session=hour-~,musescore=~ ||| p.1-&lt;2&gt;:genre=melody:fragment;continue-from:page-1,session=hour-~,musescore=~ \\\ p.2-&lt;1&gt;:genre=melody:coda,session=hour-~,other=term:うなり；記号：うなり,musescore=~">
            <text:p>:m :篠笛,shinobue #*# / session-memo:session-1 / 1#1 / p.1-&lt;1&gt;:genre=melody:main,session=hour-~,musescore=~ ||| p.1-&lt;2&gt;:genre=melody:fragment;continue-from:page-1,session=hour-~,musescore=~ \\\ p.2-&lt;1&gt;:genre=melody:coda,session=hour-~,other=term:うなり；記号：うなり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6">2022/12/26</text:date>, <text:time>11:1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6T11:16:05.55</dc:date>
    <dc:creator>iwabuchi ken</dc:creator>
    <meta:editing-duration>P52DT10H6M41S</meta:editing-duration>
    <meta:editing-cycles>16821</meta:editing-cycles>
    <meta:document-statistic meta:table-count="2" meta:cell-count="923" meta:object-count="0"/>
    <meta:user-defined meta:name="qrichtext">1</meta:user-defined>
  </office:meta>
</office:document-meta>
</file>